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5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Material Name</text:p>
          </table:table-cell>
          <table:table-cell office:value-type="string">
            <text:p>Material Bonus</text:p>
          </table:table-cell>
          <table:table-cell office:value-type="string">
            <text:p>Cost / lb.</text:p>
          </table:table-cell>
          <table:table-cell/>
          <table:table-cell office:value-type="string">
            <text:p>Studded Leather</text:p>
          </table:table-cell>
          <table:table-cell office:value-type="string">
            <text:p>Chain Shirt</text:p>
          </table:table-cell>
          <table:table-cell office:value-type="string">
            <text:p>Scalemail</text:p>
          </table:table-cell>
          <table:table-cell office:value-type="string">
            <text:p>Breastplate</text:p>
          </table:table-cell>
          <table:table-cell office:value-type="string">
            <text:p>Half-Plate</text:p>
          </table:table-cell>
          <table:table-cell office:value-type="string">
            <text:p>Ring Mail</text:p>
          </table:table-cell>
          <table:table-cell office:value-type="string">
            <text:p>Chain Mail</text:p>
          </table:table-cell>
          <table:table-cell office:value-type="string">
            <text:p>Splint Mail</text:p>
          </table:table-cell>
          <table:table-cell office:value-type="string">
            <text:p>Plate Mail</text:p>
          </table:table-cell>
        </table:table-row>
        <table:table-row table:style-name="ro2">
          <table:table-cell table:number-columns-repeated="3"/>
          <table:table-cell office:value-type="string">
            <text:p>Lbs / unit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ron</text:p>
          </table:table-cell>
          <table:table-cell table:number-columns-repeated="12"/>
        </table:table-row>
        <table:table-row table:style-name="ro2">
          <table:table-cell office:value-type="string">
            <text:p>Steel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03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4T03:37:34.98</meta:creation-date>
    <dc:date>2024-05-04T03:49:29.65</dc:date>
    <meta:editing-duration>PT11M55S</meta:editing-duration>
    <meta:editing-cycles>1</meta:editing-cycles>
    <meta:document-statistic meta:table-count="3" meta:cell-count="15" meta:object-count="0"/>
    <meta:generator>OpenOffice/4.1.13$Win32 OpenOffice.org_project/4113m1$Build-9810</meta:generator>
  </office:meta>
</office:document-meta>
</file>